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bre a Barbearia Alura</text:h>
      <text:p text:style-name="Text_20_body">Localizada no coração da cidade a <text:span text:style-name="Strong_20_Emphasis">Barbearia Alura</text:span> traz para o mercado o que há de melhor para o seu cabelo e barba. Fundada em 2019, a Barbearia Alura já é destaque na cidade e conquista novos clientes a cada dia.</text:p>
      <text:p text:style-name="Text_20_body"><text:span text:style-name="Emphasis">Nossa missão é: </text:span><text:span text:style-name="Emphasis"><text:span text:style-name="Strong_20_Emphasis">"Proporcionar auto-estima e qualidade de vida aos clientes"</text:span></text:span><text:span text:style-name="Emphasis">.</text:span></text:p>
      <text:p text:style-name="Text_20_body">Oferecemos profissionais experientes e antenados às mudanças no mundo da moda. O atendimento possui padrão de excelência e agilidade, garantindo qualidade e satisfação dos nossos client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2:11:22.677811129</meta:creation-date>
    <dc:date>2023-09-26T12:18:38.443085859</dc:date>
    <meta:editing-duration>PT7M16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6.4.7.2$Linux_X86_64 LibreOffice_project/40$Build-2</meta:generator>
  </office:meta>
</office:document-meta>
</file>